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4.36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3.3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2.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5.269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7.372cm"/>
    </style:style>
    <style:style style:name="gr16" style:family="graphic" style:parent-style-name="standard">
      <style:graphic-properties draw:stroke="none" svg:stroke-color="#000000" draw:fill="none" draw:fill-color="#ffffff" fo:min-height="3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3.925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Cortoba" style:font-pitch="variable" fo:font-size="22pt" fo:font-weight="150" style:font-size-asian="22pt" style:font-size-complex="22pt"/>
    </style:style>
    <style:style style:name="P5" style:family="paragraph">
      <style:paragraph-properties fo:text-align="center"/>
      <style:text-properties fo:font-size="22pt" fo:font-weight="150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Cortoba" style:font-pitch="variable" fo:font-size="22pt" fo:font-weight="150" style:font-size-asian="22pt" style:font-size-complex="2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Cortoba" style:font-pitch="variable" fo:font-size="22pt" fo:font-weight="150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Cortoba" style:font-pitch="variable" fo:font-size="22pt" fo:font-weight="150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8.06cm" svg:height="12.153cm" svg:x="1cm" svg:y="9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6cm" svg:height="5.756cm" svg:x="2cm" svg:y="1.143cm">
          <text:p text:style-name="P2"><text:span text:style-name="T1">Component</text:span></text:p>
          <text:p text:style-name="P2"><text:span text:style-name="T1">packages</text:span></text:p>
          <text:p text:style-name="P2"><text:span text:style-name="T1">(file folder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5.95cm" svg:height="5.117cm" svg:x="13.795cm" svg:y="8.821cm">
          <text:p text:style-name="P2"><text:span text:style-name="T2">&lt;XML&gt;</text:span></text:p>
          <text:p text:style-name="P2"><text:span text:style-name="T2">&lt;script&gt;</text:span></text:p>
          <text:p text:style-name="P2"><text:span text:style-name="T2">configur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5.756cm" svg:height="3.836cm" svg:x="11.834cm" svg:y="17.777cm">
          <text:p text:style-name="P2"><text:span text:style-name="T2">Real-Time application</text:span></text:p>
          <text:p text:style-name="P2"><text:span text:style-name="T2">(in process)</text:span></text:p>
          <draw:enhanced-geometry svg:viewBox="0 0 21600 21600" draw:mirror-horizontal="false" draw:type="line-callout-1" draw:modifiers="-17217.7175612298 -399.687255668491 -911.724856696196 3101.79827990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3.807cm" svg:height="1.28cm" svg:x="9.501cm" svg:y="10.735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5.125cm" svg:height="1.649cm" svg:x="3.89cm" svg:y="13.255cm">
          <draw:text-box>
            <text:p text:style-name="P6"><text:span text:style-name="T2">3. configure</text:span></text:p>
          </draw:text-box>
        </draw:frame>
        <draw:custom-shape draw:style-name="gr7" draw:text-style-name="P5" draw:layer="layout" svg:width="1.28cm" svg:height="1.92cm" svg:x="4.239cm" svg:y="7.1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041cm" svg:height="1.648cm" svg:x="5.545cm" svg:y="7.358cm">
          <draw:text-box>
            <text:p text:style-name="P6"><text:span text:style-name="T2">2. import</text:span></text:p>
          </draw:text-box>
        </draw:frame>
        <draw:frame draw:style-name="gr9" draw:text-style-name="P7" draw:layer="layout" svg:width="3.22cm" svg:height="1.649cm" svg:x="9.847cm" svg:y="12.019cm">
          <draw:text-box>
            <text:p text:style-name="P6"><text:span text:style-name="T2">1. load</text:span></text:p>
          </draw:text-box>
        </draw:frame>
        <draw:frame draw:style-name="gr10" draw:text-style-name="P3" draw:layer="layout" svg:width="5.781cm" svg:height="2.545cm" svg:x="1.998cm" svg:y="10.228cm">
          <draw:text-box>
            <text:p text:style-name="P2"><text:span text:style-name="T1">Deployment</text:span></text:p>
            <text:p text:style-name="P2"><text:span text:style-name="T1">server</text:span></text:p>
          </draw:text-box>
        </draw:frame>
        <draw:g>
          <draw:custom-shape draw:style-name="gr11" draw:text-style-name="P5" draw:layer="layout" svg:width="1.278cm" svg:height="1.28cm" svg:x="2.32cm" svg:y="16.4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.28cm" svg:height="1.28cm" svg:x="4.878cm" svg:y="16.4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.28cm" svg:height="1.279cm" svg:x="3.598cm" svg:y="18.41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.959cm" svg:y1="17.776cm" svg:x2="3.598cm" svg:y2="19.056cm">
            <text:p/>
          </draw:line>
          <draw:line draw:style-name="gr12" draw:text-style-name="P5" draw:layer="layout" svg:x1="3.598cm" svg:y1="17.137cm" svg:x2="4.878cm" svg:y2="17.137cm">
            <text:p/>
          </draw:line>
          <draw:line draw:style-name="gr12" draw:text-style-name="P5" draw:layer="layout" svg:x1="4.878cm" svg:y1="19.056cm" svg:x2="5.517cm" svg:y2="17.776cm">
            <text:p/>
          </draw:line>
          <draw:custom-shape draw:style-name="gr11" draw:text-style-name="P5" draw:layer="layout" svg:width="1.28cm" svg:height="1.279cm" svg:x="6.158cm" svg:y="18.41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5.519cm" svg:y1="17.776cm" svg:x2="6.158cm" svg:y2="19.056cm">
            <text:p/>
          </draw:line>
        </draw:g>
        <draw:line draw:style-name="gr13" draw:text-style-name="P1" draw:layer="layout" svg:x1="4.878cm" svg:y1="12.658cm" svg:x2="4.878cm" svg:y2="15.857cm">
          <text:p/>
        </draw:line>
        <draw:g>
          <draw:custom-shape draw:style-name="gr14" draw:text-style-name="P1" draw:layer="layout" svg:width="7.8cm" svg:height="7.341cm" svg:x="11.87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9" draw:layer="layout" svg:width="8.137cm" svg:height="7.622cm" svg:x="11.876cm" svg:y="1.059cm">
            <draw:text-box>
              <text:p text:style-name="P8"><text:span text:style-name="T2">For each component:</text:span></text:p>
              <text:p text:style-name="P8"><text:span text:style-name="T2">- Property file</text:span></text:p>
              <text:p text:style-name="P8"><text:span text:style-name="T2">- Activity info</text:span></text:p>
              <text:p text:style-name="P8"><text:span text:style-name="T2">- Peer connections</text:span></text:p>
              <text:p text:style-name="P8"><text:span text:style-name="T2">- Port connections</text:span></text:p>
              <text:p text:style-name="P8"><text:span text:style-name="T2">- Scripts to load</text:span></text:p>
            </draw:text-box>
          </draw:frame>
          <draw:frame draw:style-name="gr16" draw:text-style-name="P6" draw:layer="layout" svg:width="4.111cm" svg:height="3.913cm" svg:x="11.479cm" svg:y="1.954cm">
            <draw:text-box>
              <text:p/>
            </draw:text-box>
          </draw:frame>
        </draw:g>
        <draw:line draw:style-name="gr12" draw:text-style-name="P1" draw:layer="layout" svg:x1="11.876cm" svg:y1="6.9cm" svg:x2="11.247cm" svg:y2="10.516cm">
          <text:p/>
        </draw:line>
        <draw:frame draw:style-name="gr17" draw:text-style-name="P7" draw:layer="layout" svg:width="4.562cm" svg:height="1.649cm" svg:x="2.887cm" svg:y="19.959cm">
          <draw:text-box>
            <text:p text:style-name="P6"><text:span text:style-name="T2">4. execut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8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Peter Soetens</meta:initial-creator>
    <meta:creation-date>2007-04-24T10:28:43</meta:creation-date>
    <dc:creator>Peter Soetens</dc:creator>
    <dc:date>2012-04-04T00:14:23</dc:date>
    <meta:editing-cycles>11</meta:editing-cycles>
    <meta:editing-duration>PT3H7M37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